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5mm"/>
    </style:style>
    <style:style style:name="co2" style:family="table-column">
      <style:table-column-properties fo:break-before="auto" style:column-width="15.7mm"/>
    </style:style>
    <style:style style:name="co3" style:family="table-column">
      <style:table-column-properties fo:break-before="auto" style:column-width="14.87mm"/>
    </style:style>
    <style:style style:name="co4" style:family="table-column">
      <style:table-column-properties fo:break-before="auto" style:column-width="13.78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14.61mm"/>
    </style:style>
    <style:style style:name="co8" style:family="table-column">
      <style:table-column-properties fo:break-before="auto" style:column-width="14.25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 table:null-year="1932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5" table:number-rows-spanned="1">
            <text:p>area km²</text:p>
          </table:table-cell>
          <table:covered-table-cell table:number-columns-repeated="4"/>
          <table:table-cell office:value-type="string" calcext:value-type="string">
            <text:p>ν (not</text:p>
          </table:table-cell>
          <table:table-cell table:number-columns-repeated="2"/>
          <table:table-cell office:value-type="string" calcext:value-type="string" table:number-columns-spanned="4" table:number-rows-spanned="1">
            <text:p>n (primary)</text:p>
          </table:table-cell>
          <table:covered-table-cell table:number-columns-repeated="3"/>
          <table:table-cell office:value-type="string" calcext:value-type="string" table:number-columns-spanned="2" table:number-rows-spanned="1">
            <text:p>time s</text:p>
          </table:table-cell>
          <table:covered-table-cell/>
          <table:table-cell office:value-type="string" calcext:value-type="string" table:number-columns-spanned="2" table:number-rows-spanned="1">
            <text:p>proc</text:p>
          </table:table-cell>
          <table:covered-table-cell/>
          <table:table-cell office:value-type="string" calcext:value-type="string" table:number-columns-spanned="2" table:number-rows-spanned="1">
            <text:p>user</text:p>
          </table:table-cell>
          <table:covered-table-cell/>
          <table:table-cell/>
        </table:table-row>
        <table:table-row table:style-name="ro2">
          <table:table-cell/>
          <table:table-cell office:value-type="string" calcext:value-type="string">
            <text:p>wikipedia</text:p>
          </table:table-cell>
          <table:table-cell office:value-type="string" calcext:value-type="string">
            <text:p>ca.</text:p>
          </table:table-cell>
          <table:table-cell office:value-type="string" calcext:value-type="string">
            <text:p>qgis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aligned)</text:p>
          </table:table-cell>
          <table:table-cell table:style-name="ce4" office:value-type="string" calcext:value-type="string">
            <text:p>ψ</text:p>
          </table:table-cell>
          <table:table-cell table:style-name="ce4" office:value-type="string" calcext:value-type="string">
            <text:p>|S'|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S'/S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umul</text:p>
          </table:table-cell>
          <table:table-cell/>
        </table:table-row>
        <table:table-row table:style-name="ro2">
          <table:table-cell office:value-type="string" calcext:value-type="string">
            <text:p>junkers</text:p>
          </table:table-cell>
          <table:table-cell office:value-type="string" calcext:value-type="string">
            <text:p>–</text:p>
          </table:table-cell>
          <table:table-cell table:style-name="ce1" office:value-type="string" calcext:value-type="string">
            <text:p>+10</text:p>
          </table:table-cell>
          <table:table-cell office:value-type="float" office:value="12.222" calcext:value-type="float">
            <text:p>12,222</text:p>
          </table:table-cell>
          <table:table-cell table:formula="of:=[.D4]/[.D3]" office:value-type="float" office:value="13.1786941580756" calcext:value-type="float">
            <text:p>13,1786941580756</text:p>
          </table:table-cell>
          <table:table-cell table:formula="of:=[.D$7]/[.D3]" office:value-type="float" office:value="2853.95189003436" calcext:value-type="float">
            <text:p>2853,95189003436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,32</text:p>
          </table:table-cell>
          <table:table-cell table:style-name="ce4" office:value-type="float" office:value="362" calcext:value-type="float">
            <text:p>362</text:p>
          </table:table-cell>
          <table:table-cell office:value-type="float" office:value="252" calcext:value-type="float">
            <text:p>252</text:p>
          </table:table-cell>
          <table:table-cell table:formula="of:=[.J4]/[.J3]" office:value-type="float" office:value="13.952380952381" calcext:value-type="float">
            <text:p>13,952380952381</text:p>
          </table:table-cell>
          <table:table-cell table:formula="of:=[.J$7]/[.J3]" office:value-type="float" office:value="623.071428571429" calcext:value-type="float">
            <text:p>623,071428571429</text:p>
          </table:table-cell>
          <table:table-cell table:style-name="ce2" table:formula="of:=[.I3]/[.J3]" office:value-type="float" office:value="1.43650793650794" calcext:value-type="float">
            <text:p>1,44</text:p>
          </table:table-cell>
          <table:table-cell table:style-name="ce2" table:formula="of:=AVERAGE([.B17];[.D17];[.F17])/1000" office:value-type="float" office:value="0.0533333333333333" calcext:value-type="float">
            <text:p>0,05</text:p>
          </table:table-cell>
          <table:table-cell table:style-name="ce2" table:formula="of:=AVERAGE([.C17];[.E17];[.G17])/1000" office:value-type="float" office:value="2.799" calcext:value-type="float">
            <text:p>2,80</text:p>
          </table:table-cell>
          <table:table-cell table:formula="of:=[.N4]/[.N3]" office:value-type="float" office:value="7.6375" calcext:value-type="float">
            <text:p>7,6375</text:p>
          </table:table-cell>
          <table:table-cell table:formula="of:=[.N$7]/[.N3]" office:value-type="float" office:value="107.79375" calcext:value-type="float">
            <text:p>107,79375</text:p>
          </table:table-cell>
          <table:table-cell table:formula="of:=[.O4]/[.O3]" office:value-type="float" office:value="1.63284506371323" calcext:value-type="float">
            <text:p>1,63284506371323</text:p>
          </table:table-cell>
          <table:table-cell table:formula="of:=[.O$7]/[.O3]" office:value-type="float" office:value="6.52256758366084" calcext:value-type="float">
            <text:p>6,52256758366084</text:p>
          </table:table-cell>
          <table:table-cell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~150</text:p>
          </table:table-cell>
          <table:table-cell office:value-type="float" office:value="161.07" calcext:value-type="float">
            <text:p>161,07</text:p>
          </table:table-cell>
          <table:table-cell table:formula="of:=[.D5]/[.D4]" office:value-type="float" office:value="4.01552120196188" calcext:value-type="float">
            <text:p>4,01552120196188</text:p>
          </table:table-cell>
          <table:table-cell table:formula="of:=[.D$7]/[.D4]" office:value-type="float" office:value="216.558018252933" calcext:value-type="float">
            <text:p>216,558018252933</text:p>
          </table:table-cell>
          <table:table-cell office:value-type="float" office:value="10" calcext:value-type="float">
            <text:p>10</text:p>
          </table:table-cell>
          <table:table-cell office:value-type="float" office:value="1.31" calcext:value-type="float">
            <text:p>1,31</text:p>
          </table:table-cell>
          <table:table-cell table:style-name="ce4" office:value-type="float" office:value="5478" calcext:value-type="float">
            <text:p>5478</text:p>
          </table:table-cell>
          <table:table-cell office:value-type="float" office:value="3516" calcext:value-type="float">
            <text:p>3516</text:p>
          </table:table-cell>
          <table:table-cell table:formula="of:=[.J5]/[.J4]" office:value-type="float" office:value="2.49601820250284" calcext:value-type="float">
            <text:p>2,49601820250284</text:p>
          </table:table-cell>
          <table:table-cell table:formula="of:=[.J$7]/[.J4]" office:value-type="float" office:value="44.6569965870307" calcext:value-type="float">
            <text:p>44,6569965870307</text:p>
          </table:table-cell>
          <table:table-cell table:style-name="ce2" table:formula="of:=[.I4]/[.J4]" office:value-type="float" office:value="1.5580204778157" calcext:value-type="float">
            <text:p>1,56</text:p>
          </table:table-cell>
          <table:table-cell table:style-name="ce2" table:formula="of:=AVERAGE([.B18];[.D18];[.F18])/1000" office:value-type="float" office:value="0.407333333333333" calcext:value-type="float">
            <text:p>0,41</text:p>
          </table:table-cell>
          <table:table-cell table:style-name="ce2" table:formula="of:=AVERAGE([.C18];[.E18];[.G18])/1000" office:value-type="float" office:value="4.57033333333333" calcext:value-type="float">
            <text:p>4,57</text:p>
          </table:table-cell>
          <table:table-cell table:formula="of:=[.N5]/[.N4]" office:value-type="float" office:value="1.90834697217676" calcext:value-type="float">
            <text:p>1,90834697217676</text:p>
          </table:table-cell>
          <table:table-cell table:formula="of:=[.N$7]/[.N4]" office:value-type="float" office:value="14.1137479541735" calcext:value-type="float">
            <text:p>14,1137479541735</text:p>
          </table:table-cell>
          <table:table-cell table:formula="of:=[.O5]/[.O4]" office:value-type="float" office:value="1.35074028152578" calcext:value-type="float">
            <text:p>1,35074028152578</text:p>
          </table:table-cell>
          <table:table-cell table:formula="of:=[.O$7]/[.O4]" office:value-type="float" office:value="3.99460287360514" calcext:value-type="float">
            <text:p>3,99460287360514</text:p>
          </table:table-cell>
          <table:table-cell/>
        </table:table-row>
        <table:table-row table:style-name="ro2">
          <table:table-cell office:value-type="string" calcext:value-type="string">
            <text:p>koel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~600</text:p>
          </table:table-cell>
          <table:table-cell office:value-type="float" office:value="646.78" calcext:value-type="float">
            <text:p>646,78</text:p>
          </table:table-cell>
          <table:table-cell table:formula="of:=[.D6]/[.D5]" office:value-type="float" office:value="11.6821794118557" calcext:value-type="float">
            <text:p>11,6821794118557</text:p>
          </table:table-cell>
          <table:table-cell table:formula="of:=[.D$7]/[.D5]" office:value-type="float" office:value="53.9302390302731" calcext:value-type="float">
            <text:p>53,9302390302731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,25</text:p>
          </table:table-cell>
          <table:table-cell table:style-name="ce4" office:value-type="float" office:value="12955" calcext:value-type="float">
            <text:p>12955</text:p>
          </table:table-cell>
          <table:table-cell office:value-type="float" office:value="8776" calcext:value-type="float">
            <text:p>8776</text:p>
          </table:table-cell>
          <table:table-cell table:formula="of:=[.J6]/[.J5]" office:value-type="float" office:value="6.18128988149499" calcext:value-type="float">
            <text:p>6,18128988149499</text:p>
          </table:table-cell>
          <table:table-cell table:formula="of:=[.J$7]/[.J5]" office:value-type="float" office:value="17.8912944393801" calcext:value-type="float">
            <text:p>17,8912944393801</text:p>
          </table:table-cell>
          <table:table-cell table:style-name="ce2" table:formula="of:=[.I5]/[.J5]" office:value-type="float" office:value="1.47618505013674" calcext:value-type="float">
            <text:p>1,48</text:p>
          </table:table-cell>
          <table:table-cell table:style-name="ce2" table:formula="of:=AVERAGE([.B19];[.D19];[.F19])/1000" office:value-type="float" office:value="0.777333333333333" calcext:value-type="float">
            <text:p>0,78</text:p>
          </table:table-cell>
          <table:table-cell table:style-name="ce2" table:formula="of:=AVERAGE([.C19];[.E19];[.G19])/1000" office:value-type="float" office:value="6.17333333333333" calcext:value-type="float">
            <text:p>6,17</text:p>
          </table:table-cell>
          <table:table-cell table:formula="of:=[.N6]/[.N5]" office:value-type="float" office:value="2.79116638078903" calcext:value-type="float">
            <text:p>2,79116638078903</text:p>
          </table:table-cell>
          <table:table-cell table:formula="of:=[.N$7]/[.N5]" office:value-type="float" office:value="7.39579759862779" calcext:value-type="float">
            <text:p>7,39579759862779</text:p>
          </table:table-cell>
          <table:table-cell table:formula="of:=[.O6]/[.O5]" office:value-type="float" office:value="1.60480561555076" calcext:value-type="float">
            <text:p>1,60480561555076</text:p>
          </table:table-cell>
          <table:table-cell table:formula="of:=[.O$7]/[.O5]" office:value-type="float" office:value="2.957343412527" calcext:value-type="float">
            <text:p>2,957343412527</text:p>
          </table:table-cell>
          <table:table-cell/>
        </table:table-row>
        <table:table-row table:style-name="ro2">
          <table:table-cell office:value-type="string" calcext:value-type="string">
            <text:p>rbz</text:p>
          </table:table-cell>
          <table:table-cell office:value-type="float" office:value="7364.06" calcext:value-type="float">
            <text:p>7364,06</text:p>
          </table:table-cell>
          <table:table-cell office:value-type="string" calcext:value-type="string">
            <text:p>~7500</text:p>
          </table:table-cell>
          <table:table-cell office:value-type="float" office:value="7555.8" calcext:value-type="float">
            <text:p>7555,8</text:p>
          </table:table-cell>
          <table:table-cell table:formula="of:=[.D7]/[.D6]" office:value-type="float" office:value="4.61645358532518" calcext:value-type="float">
            <text:p>4,61645358532518</text:p>
          </table:table-cell>
          <table:table-cell table:formula="of:=[.D$7]/[.D6]" office:value-type="float" office:value="4.61645358532518" calcext:value-type="float">
            <text:p>4,61645358532518</text:p>
          </table:table-cell>
          <table:table-cell office:value-type="float" office:value="8" calcext:value-type="float">
            <text:p>8</text:p>
          </table:table-cell>
          <table:table-cell office:value-type="float" office:value="1.37" calcext:value-type="float">
            <text:p>1,37</text:p>
          </table:table-cell>
          <table:table-cell table:style-name="ce4" office:value-type="float" office:value="66587" calcext:value-type="float">
            <text:p>66587</text:p>
          </table:table-cell>
          <table:table-cell office:value-type="float" office:value="54247" calcext:value-type="float">
            <text:p>54247</text:p>
          </table:table-cell>
          <table:table-cell table:formula="of:=[.J7]/[.J6]" office:value-type="float" office:value="2.89442734160414" calcext:value-type="float">
            <text:p>2,89442734160414</text:p>
          </table:table-cell>
          <table:table-cell table:formula="of:=[.J$7]/[.J6]" office:value-type="float" office:value="2.89442734160414" calcext:value-type="float">
            <text:p>2,89442734160414</text:p>
          </table:table-cell>
          <table:table-cell table:style-name="ce2" table:formula="of:=[.I6]/[.J6]" office:value-type="float" office:value="1.22747801721754" calcext:value-type="float">
            <text:p>1,23</text:p>
          </table:table-cell>
          <table:table-cell table:style-name="ce2" table:formula="of:=AVERAGE([.B20];[.D20];[.F20])/1000" office:value-type="float" office:value="2.16966666666667" calcext:value-type="float">
            <text:p>2,17</text:p>
          </table:table-cell>
          <table:table-cell table:style-name="ce2" table:formula="of:=AVERAGE([.C20];[.E20];[.G20])/1000" office:value-type="float" office:value="9.907" calcext:value-type="float">
            <text:p>9,91</text:p>
          </table:table-cell>
          <table:table-cell table:formula="of:=[.N7]/[.N6]" office:value-type="float" office:value="2.64971577815332" calcext:value-type="float">
            <text:p>2,64971577815332</text:p>
          </table:table-cell>
          <table:table-cell table:formula="of:=[.N$7]/[.N6]" office:value-type="float" office:value="2.64971577815332" calcext:value-type="float">
            <text:p>2,64971577815332</text:p>
          </table:table-cell>
          <table:table-cell table:formula="of:=[.O7]/[.O6]" office:value-type="float" office:value="1.84280475084957" calcext:value-type="float">
            <text:p>1,84280475084957</text:p>
          </table:table-cell>
          <table:table-cell table:formula="of:=[.O$7]/[.O6]" office:value-type="float" office:value="1.84280475084957" calcext:value-type="float">
            <text:p>1,84280475084957</text:p>
          </table:table-cell>
          <table:table-cell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34110.3" calcext:value-type="float">
            <text:p>34110,3</text:p>
          </table:table-cell>
          <table:table-cell table:style-name="ce1" office:value-type="string" calcext:value-type="string">
            <text:p>+34000</text:p>
          </table:table-cell>
          <table:table-cell office:value-type="float" office:value="34881" calcext:value-type="float">
            <text:p>34881</text:p>
          </table:table-cell>
          <table:table-cell office:value-type="string" calcext:value-type="string">
            <text:p>–</text:p>
          </table:table-cell>
          <table:table-cell table:formula="of:=[.D$7]/[.D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7" calcext:value-type="float">
            <text:p>1,27</text:p>
          </table:table-cell>
          <table:table-cell office:value-type="float" office:value="199717" calcext:value-type="float">
            <text:p>199717</text:p>
          </table:table-cell>
          <table:table-cell office:value-type="float" office:value="157014" calcext:value-type="float">
            <text:p>157014</text:p>
          </table:table-cell>
          <table:table-cell office:value-type="string" calcext:value-type="string">
            <text:p>–</text:p>
          </table:table-cell>
          <table:table-cell table:formula="of:=[.J$7]/[.J7]" office:value-type="float" office:value="1" calcext:value-type="float">
            <text:p>1</text:p>
          </table:table-cell>
          <table:table-cell table:style-name="ce2" table:formula="of:=[.I7]/[.J7]" office:value-type="float" office:value="1.27196937852676" calcext:value-type="float">
            <text:p>1,27</text:p>
          </table:table-cell>
          <table:table-cell table:style-name="ce2" table:formula="of:=AVERAGE([.B21];[.D21];[.F21])/1000" office:value-type="float" office:value="5.749" calcext:value-type="float">
            <text:p>5,75</text:p>
          </table:table-cell>
          <table:table-cell table:style-name="ce2" table:formula="of:=AVERAGE([.C21];[.E21];[.G21])/1000" office:value-type="float" office:value="18.2566666666667" calcext:value-type="float">
            <text:p>18,26</text:p>
          </table:table-cell>
          <table:table-cell office:value-type="string" calcext:value-type="string">
            <text:p>–</text:p>
          </table:table-cell>
          <table:table-cell table:formula="of:=[.N$7]/[.N7]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formula="of:=[.O$7]/[.O7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ußer Konkurrenz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bz+link</text:p>
          </table:table-cell>
          <table:table-cell table:formula="of:=[.B6]" office:value-type="float" office:value="7364.06" calcext:value-type="float">
            <text:p>7364,06</text:p>
          </table:table-cell>
          <table:table-cell table:formula="of:=[.C6]" office:value-type="string" office:string-value="~7500" calcext:value-type="string">
            <text:p>~7500</text:p>
          </table:table-cell>
          <table:table-cell table:formula="of:=[.D6]" office:value-type="float" office:value="7555.8" calcext:value-type="float">
            <text:p>7555,8</text:p>
          </table:table-cell>
          <table:table-cell table:formula="of:=[.D10]/[.D6]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11" calcext:value-type="float">
            <text:p>11</text:p>
          </table:table-cell>
          <table:table-cell office:value-type="float" office:value="1.42" calcext:value-type="float">
            <text:p>1,42</text:p>
          </table:table-cell>
          <table:table-cell office:value-type="float" office:value="135593" calcext:value-type="float">
            <text:p>135593</text:p>
          </table:table-cell>
          <table:table-cell office:value-type="float" office:value="73408" calcext:value-type="float">
            <text:p>73408</text:p>
          </table:table-cell>
          <table:table-cell table:formula="of:=[.J10]/[.J6]" office:value-type="float" office:value="1.35321768945748" calcext:value-type="float">
            <text:p>1,35321768945748</text:p>
          </table:table-cell>
          <table:table-cell office:value-type="string" calcext:value-type="string">
            <text:p>–</text:p>
          </table:table-cell>
          <table:table-cell table:style-name="ce2" table:formula="of:=[.I10]/[.J10]" office:value-type="float" office:value="1.84711475588492" calcext:value-type="float">
            <text:p>1,85</text:p>
          </table:table-cell>
          <table:table-cell table:style-name="ce2" table:formula="of:=AVERAGE([.B22];[.D22];[.F22])/1000" office:value-type="float" office:value="12.797" calcext:value-type="float">
            <text:p>12,80</text:p>
          </table:table-cell>
          <table:table-cell table:style-name="ce2" table:formula="of:=AVERAGE([.C22];[.E22];[.G22])/1000" office:value-type="float" office:value="21.1416666666667" calcext:value-type="float">
            <text:p>21,14</text:p>
          </table:table-cell>
          <table:table-cell table:formula="of:=[.N10]/[.N6]" office:value-type="float" office:value="5.89814103548931" calcext:value-type="float">
            <text:p>5,89814103548931</text:p>
          </table:table-cell>
          <table:table-cell office:value-type="string" calcext:value-type="string">
            <text:p>–</text:p>
          </table:table-cell>
          <table:table-cell table:formula="of:=[.O10]/[.O6]" office:value-type="float" office:value="2.13401298744995" calcext:value-type="float">
            <text:p>2,13401298744995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koeln-rail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≈ 1</text:p>
          </table:table-cell>
          <table:table-cell office:value-type="string" calcext:value-type="string">
            <text:p>–</text:p>
          </table:table-cell>
          <table:table-cell office:value-type="float" office:value="22" calcext:value-type="float">
            <text:p>22</text:p>
          </table:table-cell>
          <table:table-cell office:value-type="float" office:value="1.77" calcext:value-type="float">
            <text:p>1,77</text:p>
          </table:table-cell>
          <table:table-cell office:value-type="float" office:value="32574" calcext:value-type="float">
            <text:p>32574</text:p>
          </table:table-cell>
          <table:table-cell office:value-type="float" office:value="11607" calcext:value-type="float">
            <text:p>11607</text:p>
          </table:table-cell>
          <table:table-cell table:formula="of:=[.J11]/[.J$5]" office:value-type="float" office:value="1.32258432087511" calcext:value-type="float">
            <text:p>1,32258432087511</text:p>
          </table:table-cell>
          <table:table-cell office:value-type="string" calcext:value-type="string">
            <text:p>–</text:p>
          </table:table-cell>
          <table:table-cell table:style-name="ce2" table:formula="of:=[.I11]/[.J11]" office:value-type="float" office:value="2.80640992504523" calcext:value-type="float">
            <text:p>2,81</text:p>
          </table:table-cell>
          <table:table-cell table:style-name="ce2" table:formula="of:=AVERAGE([.B23];[.D23];[.F23])/1000" office:value-type="float" office:value="8.23833333333333" calcext:value-type="float">
            <text:p>8,24</text:p>
          </table:table-cell>
          <table:table-cell table:style-name="ce2" table:formula="of:=AVERAGE([.C23];[.E23];[.G23])/1000" office:value-type="float" office:value="13.663" calcext:value-type="float">
            <text:p>13,66</text:p>
          </table:table-cell>
          <table:table-cell table:formula="of:=[.N11]/[.N$5]" office:value-type="float" office:value="10.5981989708405" calcext:value-type="float">
            <text:p>10,5981989708405</text:p>
          </table:table-cell>
          <table:table-cell office:value-type="string" calcext:value-type="string">
            <text:p>–</text:p>
          </table:table-cell>
          <table:table-cell table:formula="of:=[.O11]/[.O$5]" office:value-type="float" office:value="2.21322894168467" calcext:value-type="float">
            <text:p>2,2132289416846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koeln-rail2</text:p>
          </table:table-cell>
          <table:table-cell table:formula="of:=[.B11]" office:value-type="string" office:string-value="–" calcext:value-type="string">
            <text:p>–</text:p>
          </table:table-cell>
          <table:table-cell table:formula="of:=[.C11]" office:value-type="string" office:string-value="–" calcext:value-type="string">
            <text:p>–</text:p>
          </table:table-cell>
          <table:table-cell table:formula="of:=[.D11]" office:value-type="string" office:string-value="?" calcext:value-type="string">
            <text:p>?</text:p>
          </table:table-cell>
          <table:table-cell table:formula="of:=[.E11]" office:value-type="string" office:string-value="≈ 1" calcext:value-type="string">
            <text:p>≈ 1</text:p>
          </table:table-cell>
          <table:table-cell table:formula="of:=[.F11]" office:value-type="string" office:string-value="–" calcext:value-type="string">
            <text:p>–</text:p>
          </table:table-cell>
          <table:table-cell office:value-type="float" office:value="11" calcext:value-type="float">
            <text:p>11</text:p>
          </table:table-cell>
          <table:table-cell office:value-type="float" office:value="1.66" calcext:value-type="float">
            <text:p>1,66</text:p>
          </table:table-cell>
          <table:table-cell office:value-type="float" office:value="24851" calcext:value-type="float">
            <text:p>24851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J12]/[.J$5]" office:value-type="float" office:value="1.32258432087511" calcext:value-type="float">
            <text:p>1,32258432087511</text:p>
          </table:table-cell>
          <table:table-cell/>
          <table:table-cell table:style-name="ce2" table:formula="of:=[.I12]/[.J12]" office:value-type="float" office:value="2.14103558197639" calcext:value-type="float">
            <text:p>2,14</text:p>
          </table:table-cell>
          <table:table-cell table:style-name="ce2" table:formula="of:=AVERAGE([.B24];[.D24];[.F24])/1000" office:value-type="float" office:value="2.522" calcext:value-type="float">
            <text:p>2,52</text:p>
          </table:table-cell>
          <table:table-cell table:style-name="ce2" table:formula="of:=AVERAGE([.C24];[.E24];[.G24])/1000" office:value-type="float" office:value="8.16666666666667" calcext:value-type="float">
            <text:p>8,17</text:p>
          </table:table-cell>
          <table:table-cell table:formula="of:=[.N12]/[.N$5]" office:value-type="float" office:value="3.24442538593482" calcext:value-type="float">
            <text:p>3,24442538593482</text:p>
          </table:table-cell>
          <table:table-cell office:value-type="string" calcext:value-type="string">
            <text:p>–</text:p>
          </table:table-cell>
          <table:table-cell table:formula="of:=[.O12]/[.O$5]" office:value-type="float" office:value="1.32289416846652" calcext:value-type="float">
            <text:p>1,32289416846652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time ms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user</text:p>
          </table:table-cell>
          <table:table-cell table:number-columns-repeated="13"/>
        </table:table-row>
        <table:table-row table:style-name="ro1">
          <table:table-cell table:formula="of:=[.A3]" office:value-type="string" office:string-value="junkers" calcext:value-type="string">
            <text:p>junkers</text:p>
          </table:table-cell>
          <table:table-cell office:value-type="float" office:value="53" calcext:value-type="float">
            <text:p>53</text:p>
          </table:table-cell>
          <table:table-cell office:value-type="float" office:value="2783" calcext:value-type="float">
            <text:p>2783</text:p>
          </table:table-cell>
          <table:table-cell office:value-type="float" office:value="54" calcext:value-type="float">
            <text:p>54</text:p>
          </table:table-cell>
          <table:table-cell office:value-type="float" office:value="2772" calcext:value-type="float">
            <text:p>2772</text:p>
          </table:table-cell>
          <table:table-cell office:value-type="float" office:value="53" calcext:value-type="float">
            <text:p>53</text:p>
          </table:table-cell>
          <table:table-cell office:value-type="float" office:value="2842" calcext:value-type="float">
            <text:p>2842</text:p>
          </table:table-cell>
          <table:table-cell table:number-columns-repeated="13"/>
        </table:table-row>
        <table:table-row table:style-name="ro1">
          <table:table-cell table:formula="of:=[.A4]" office:value-type="string" office:string-value="SE" calcext:value-type="string">
            <text:p>SE</text:p>
          </table:table-cell>
          <table:table-cell office:value-type="float" office:value="408" calcext:value-type="float">
            <text:p>408</text:p>
          </table:table-cell>
          <table:table-cell office:value-type="float" office:value="4536" calcext:value-type="float">
            <text:p>4536</text:p>
          </table:table-cell>
          <table:table-cell office:value-type="float" office:value="414" calcext:value-type="float">
            <text:p>414</text:p>
          </table:table-cell>
          <table:table-cell office:value-type="float" office:value="4622" calcext:value-type="float">
            <text:p>4622</text:p>
          </table:table-cell>
          <table:table-cell office:value-type="float" office:value="400" calcext:value-type="float">
            <text:p>400</text:p>
          </table:table-cell>
          <table:table-cell office:value-type="float" office:value="4553" calcext:value-type="float">
            <text:p>4553</text:p>
          </table:table-cell>
          <table:table-cell table:number-columns-repeated="13"/>
        </table:table-row>
        <table:table-row table:style-name="ro1">
          <table:table-cell table:formula="of:=[.A5]" office:value-type="string" office:string-value="koeln" calcext:value-type="string">
            <text:p>koeln</text:p>
          </table:table-cell>
          <table:table-cell office:value-type="float" office:value="773" calcext:value-type="float">
            <text:p>773</text:p>
          </table:table-cell>
          <table:table-cell office:value-type="float" office:value="6185" calcext:value-type="float">
            <text:p>6185</text:p>
          </table:table-cell>
          <table:table-cell office:value-type="float" office:value="792" calcext:value-type="float">
            <text:p>792</text:p>
          </table:table-cell>
          <table:table-cell office:value-type="float" office:value="6256" calcext:value-type="float">
            <text:p>6256</text:p>
          </table:table-cell>
          <table:table-cell office:value-type="float" office:value="767" calcext:value-type="float">
            <text:p>767</text:p>
          </table:table-cell>
          <table:table-cell office:value-type="float" office:value="6079" calcext:value-type="float">
            <text:p>6079</text:p>
          </table:table-cell>
          <table:table-cell table:number-columns-repeated="13"/>
        </table:table-row>
        <table:table-row table:style-name="ro1">
          <table:table-cell table:formula="of:=[.A6]" office:value-type="string" office:string-value="rbz" calcext:value-type="string">
            <text:p>rbz</text:p>
          </table:table-cell>
          <table:table-cell office:value-type="float" office:value="2164" calcext:value-type="float">
            <text:p>2164</text:p>
          </table:table-cell>
          <table:table-cell office:value-type="float" office:value="10359" calcext:value-type="float">
            <text:p>10359</text:p>
          </table:table-cell>
          <table:table-cell office:value-type="float" office:value="2207" calcext:value-type="float">
            <text:p>2207</text:p>
          </table:table-cell>
          <table:table-cell office:value-type="float" office:value="10061" calcext:value-type="float">
            <text:p>10061</text:p>
          </table:table-cell>
          <table:table-cell office:value-type="float" office:value="2138" calcext:value-type="float">
            <text:p>2138</text:p>
          </table:table-cell>
          <table:table-cell office:value-type="float" office:value="9301" calcext:value-type="float">
            <text:p>9301</text:p>
          </table:table-cell>
          <table:table-cell table:number-columns-repeated="13"/>
        </table:table-row>
        <table:table-row table:style-name="ro1">
          <table:table-cell table:formula="of:=[.A7]" office:value-type="string" office:string-value="–" calcext:value-type="string">
            <text:p>–</text:p>
          </table:table-cell>
          <table:table-cell office:value-type="float" office:value="5759" calcext:value-type="float">
            <text:p>5759</text:p>
          </table:table-cell>
          <table:table-cell office:value-type="float" office:value="18780" calcext:value-type="float">
            <text:p>18780</text:p>
          </table:table-cell>
          <table:table-cell office:value-type="float" office:value="5747" calcext:value-type="float">
            <text:p>5747</text:p>
          </table:table-cell>
          <table:table-cell office:value-type="float" office:value="18041" calcext:value-type="float">
            <text:p>18041</text:p>
          </table:table-cell>
          <table:table-cell office:value-type="float" office:value="5741" calcext:value-type="float">
            <text:p>5741</text:p>
          </table:table-cell>
          <table:table-cell office:value-type="float" office:value="17949" calcext:value-type="float">
            <text:p>17949</text:p>
          </table:table-cell>
          <table:table-cell table:number-columns-repeated="13"/>
        </table:table-row>
        <table:table-row table:style-name="ro1">
          <table:table-cell table:formula="of:=[.A10]" office:value-type="string" office:string-value="rbz+link" calcext:value-type="string">
            <text:p>rbz+link</text:p>
          </table:table-cell>
          <table:table-cell office:value-type="float" office:value="12903" calcext:value-type="float">
            <text:p>12903</text:p>
          </table:table-cell>
          <table:table-cell office:value-type="float" office:value="21484" calcext:value-type="float">
            <text:p>21484</text:p>
          </table:table-cell>
          <table:table-cell office:value-type="float" office:value="12805" calcext:value-type="float">
            <text:p>12805</text:p>
          </table:table-cell>
          <table:table-cell office:value-type="float" office:value="21347" calcext:value-type="float">
            <text:p>21347</text:p>
          </table:table-cell>
          <table:table-cell office:value-type="float" office:value="12683" calcext:value-type="float">
            <text:p>12683</text:p>
          </table:table-cell>
          <table:table-cell office:value-type="float" office:value="20594" calcext:value-type="float">
            <text:p>20594</text:p>
          </table:table-cell>
          <table:table-cell table:number-columns-repeated="13"/>
        </table:table-row>
        <table:table-row table:style-name="ro1">
          <table:table-cell table:formula="of:=[.A11]" office:value-type="string" office:string-value="koeln-rail" calcext:value-type="string">
            <text:p>koeln-rail</text:p>
          </table:table-cell>
          <table:table-cell office:value-type="float" office:value="8238" calcext:value-type="float">
            <text:p>8238</text:p>
          </table:table-cell>
          <table:table-cell office:value-type="float" office:value="13869" calcext:value-type="float">
            <text:p>13869</text:p>
          </table:table-cell>
          <table:table-cell office:value-type="float" office:value="8250" calcext:value-type="float">
            <text:p>8250</text:p>
          </table:table-cell>
          <table:table-cell office:value-type="float" office:value="13601" calcext:value-type="float">
            <text:p>13601</text:p>
          </table:table-cell>
          <table:table-cell office:value-type="float" office:value="8227" calcext:value-type="float">
            <text:p>8227</text:p>
          </table:table-cell>
          <table:table-cell office:value-type="float" office:value="13519" calcext:value-type="float">
            <text:p>13519</text:p>
          </table:table-cell>
          <table:table-cell table:number-columns-repeated="13"/>
        </table:table-row>
        <table:table-row table:style-name="ro1">
          <table:table-cell table:formula="of:=[.A12]" office:value-type="string" office:string-value="koeln-rail2" calcext:value-type="string">
            <text:p>koeln-rail2</text:p>
          </table:table-cell>
          <table:table-cell office:value-type="float" office:value="2477" calcext:value-type="float">
            <text:p>2477</text:p>
          </table:table-cell>
          <table:table-cell office:value-type="float" office:value="8590" calcext:value-type="float">
            <text:p>8590</text:p>
          </table:table-cell>
          <table:table-cell office:value-type="float" office:value="2566" calcext:value-type="float">
            <text:p>2566</text:p>
          </table:table-cell>
          <table:table-cell office:value-type="float" office:value="7756" calcext:value-type="float">
            <text:p>7756</text:p>
          </table:table-cell>
          <table:table-cell office:value-type="float" office:value="2523" calcext:value-type="float">
            <text:p>2523</text:p>
          </table:table-cell>
          <table:table-cell office:value-type="float" office:value="8154" calcext:value-type="float">
            <text:p>815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er erheblich höhere Zeitaufwand für „rbz+link“ erklärt sich nicht durch ν, sondern durch den Garbage Collector (es wird mehr gesplittet).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.00.0000</text:date>, <text:time style:data-style-name="N2" text:time-value="20:02:41.27661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1:56.732518000</meta:creation-date>
    <dc:date>2018-02-01T21:08:30.903376000</dc:date>
    <meta:editing-duration>PT1H6M5S</meta:editing-duration>
    <meta:editing-cycles>12</meta:editing-cycles>
    <meta:generator>LibreOffice/5.4.1.2$MacOSX_X86_64 LibreOffice_project/ea7cb86e6eeb2bf3a5af73a8f7777ac570321527</meta:generator>
    <meta:document-statistic meta:table-count="1" meta:cell-count="245" meta:object-count="0"/>
  </office:meta>
</office:document-meta>
</file>